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717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0smMYCi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miles</text:p>
          </table:table-cell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=C(N[C@H](NS(C1=C2C(C(N(C)C)=CC=C2)=CC=C1)(=O)=O)C(OC(C)(C)C)=O)C(C(C(NC)=O)=C3)=CC4C3CN(C(C5CCN(C(OC(C)(C)C)=O)CC5)=O)C4</text:p>
          </table:table-cell>
          <table:table-cell/>
          <table:table-cell table:formula="of:=LEN([.B2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=C(N[C@H](NS(=O)(C1=C(Cl)SC(Cl)=C1Br)=O)C(OC(C)(C)C)=O)C(C(C(NC)=O)=C2)=CC3C2CN(C(C4CCN(C(OC(C)(C)C)=O)CC4)=O)C3</text:p>
          </table:table-cell>
          <table:table-cell/>
          <table:table-cell table:formula="of:=LEN([.B3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=C(N[C@H](NS(C1=CC=C(C)C=C1)(=O)=O)C(OC(C)(C)C)=O)C(C(C(NC)=O)=C2)=CC3C2CN(C(C4CCN(C(OC(C)(C)C)=O)CC4)=O)C3</text:p>
          </table:table-cell>
          <table:table-cell/>
          <table:table-cell table:formula="of:=LEN([.B4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=C(N[C@H](NS(C1=CC=C(C)C=C1)(=O)=O)C(OC(C)(C)C)=O)C(C(C(O)=O)=C2)=CC3C2CN(C(C4CCN(C(OC(C)(C)C)=O)CC4)=O)C3</text:p>
          </table:table-cell>
          <table:table-cell/>
          <table:table-cell table:formula="of:=LEN([.B5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N+](=O)([O-])C1=CC=C(C=C1)CCNC1C2CCC(C1)C2</text:p>
          </table:table-cell>
          <table:table-cell/>
          <table:table-cell table:formula="of:=LEN([.B6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=C1N(C(CC1N1CCC(CC1)C(=O)O)=O)C1=CC=C(C=C1)OCCC</text:p>
          </table:table-cell>
          <table:table-cell/>
          <table:table-cell table:formula="of:=LEN([.B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1=C(C(NC2=CC([N+]([O-])=O)=CC=C2)=O)SC(N/N=C3CC(C4=CC=CC=C4)OC5=CC=C(C)C=C\35)=N1.Br</text:p>
          </table:table-cell>
          <table:table-cell/>
          <table:table-cell table:formula="of:=LEN([.B8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C1=CC=C(C=C1)/C=C2C(NC(S\2)=S)=O</text:p>
          </table:table-cell>
          <table:table-cell/>
          <table:table-cell table:formula="of:=LEN([.B9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C1=CC=C(/C=C2C(NC(S\2)=O)=O)C=C1</text:p>
          </table:table-cell>
          <table:table-cell/>
          <table:table-cell table:formula="of:=LEN([.B10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C=1C=CC=2N(C3=CC=C(C=C3C2C1)Cl)CC(CN1C(SCC1=O)=O)O</text:p>
          </table:table-cell>
          <table:table-cell/>
          <table:table-cell table:formula="of:=LEN([.B11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(=C(C=CC=C1)NC1=CC=C(C=2C1=NON2)[N+](=O)[O-])C2=CC=CC=C2</text:p>
          </table:table-cell>
          <table:table-cell/>
          <table:table-cell table:formula="of:=LEN([.B12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C=1C=C(C=CC1)N1C(C(CC1=O)N(CC)CC)=O</text:p>
          </table:table-cell>
          <table:table-cell/>
          <table:table-cell table:formula="of:=LEN([.B13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=C(C(C1=CC2=C(C=C(OCC(OC(C)(C)C)=O)C=C2)C=C1)N(C(C3=NC=CC=C3)=O)CC4=CC=C(OC)C=C4)NC5CCCCC5</text:p>
          </table:table-cell>
          <table:table-cell/>
          <table:table-cell table:formula="of:=LEN([.B14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=C(NC1CCCCC1)C(N(C(CC2=CC=C(OC)C=C2)=O)CC3=CC=C(C=C3)OC)C4=CC5=C(C=C4)C=C(C=C5)OCC(OC(C)(C)C)=O</text:p>
          </table:table-cell>
          <table:table-cell/>
          <table:table-cell table:formula="of:=LEN([.B15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=C(C(C1=CC2=C(C=C(OCC(OC(C)(C)C)=O)C=C2)C=C1)N(CC3=CC=C(OC)C=C3)C(CC4=CC=C(C=C4)OC)=O)NCC5=CC=CC=C5</text:p>
          </table:table-cell>
          <table:table-cell/>
          <table:table-cell table:formula="of:=LEN([.B1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=C(C(C1=CC2=C(C=C(OCC(OC(C)(C)C)=O)C=C2)C=C1)N(CCCC)C(CC3=CC=C(C=C3)OC)=O)NCC4=CC=CC=C4</text:p>
          </table:table-cell>
          <table:table-cell/>
          <table:table-cell table:formula="of:=LEN([.B17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C1=CC=C(CCC2C(NC(S2)=S)=O)C=C1</text:p>
          </table:table-cell>
          <table:table-cell/>
          <table:table-cell table:formula="of:=LEN([.B18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=C(S1)NC(C1CCC2CCCCC2)=O</text:p>
          </table:table-cell>
          <table:table-cell/>
          <table:table-cell table:formula="of:=LEN([.B1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1=C(O)C=C(C=C1)CCC2C(NC(S2)=S)=O</text:p>
          </table:table-cell>
          <table:table-cell/>
          <table:table-cell table:formula="of:=LEN([.B20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=C(S1)NC(C1CCC(C=C2)=CC=C2C(C)C)=O</text:p>
          </table:table-cell>
          <table:table-cell/>
          <table:table-cell table:formula="of:=LEN([.B21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CC1=CC=C(CCC2C(NC(SC)S2)=O)C=C1</text:p>
          </table:table-cell>
          <table:table-cell/>
          <table:table-cell table:formula="of:=LEN([.B22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CC1=CC=C(CCC2C(N(CN3CCCCC3)C(S2)=S)=O)C=C1</text:p>
          </table:table-cell>
          <table:table-cell/>
          <table:table-cell table:formula="of:=LEN([.B2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CC1=CC=C(C=C1)/C=C2C(N(CC#C)C(S/2)=O)=O</text:p>
          </table:table-cell>
          <table:table-cell/>
          <table:table-cell table:formula="of:=LEN([.B24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CC1=CC=C(C=C1)/C=C2C(N(CCC(OCCCC)=O)C(S\2)=S)=O</text:p>
          </table:table-cell>
          <table:table-cell/>
          <table:table-cell table:formula="of:=LEN([.B25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CC1=CC=C(C=C1)/C=C2C(N(CC=C)C(S/2)=O)=O</text:p>
          </table:table-cell>
          <table:table-cell/>
          <table:table-cell table:formula="of:=LEN([.B26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C1=CC=C(C=C1)CCC2C(N(CN3CCCCC3)C(S2)=S)=O</text:p>
          </table:table-cell>
          <table:table-cell/>
          <table:table-cell table:formula="of:=LEN([.B27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=C(S1)N(CN2CCCCC2)C(C1CCC(C=C3)=CC=C3C(C)C)=O</text:p>
          </table:table-cell>
          <table:table-cell/>
          <table:table-cell table:formula="of:=LEN([.B28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=C(C(C=CC=C1)=C1C2=O)N2CCC(N3CCCCC3)=O</text:p>
          </table:table-cell>
          <table:table-cell/>
          <table:table-cell table:formula="of:=LEN([.B29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=C1CC(C(OC)=O)CN1C2=CC=C(CC)C=C2</text:p>
          </table:table-cell>
          <table:table-cell/>
          <table:table-cell table:formula="of:=LEN([.B3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(C)C1=CC=C(OCC(NC2=NC(C=CC=C3)=C3S2)=O)C=C1</text:p>
          </table:table-cell>
          <table:table-cell/>
          <table:table-cell table:formula="of:=LEN([.B31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CC1=CC=C(OCC(NC2=CC=C(C)C=C2Br)=O)C=C1</text:p>
          </table:table-cell>
          <table:table-cell/>
          <table:table-cell table:formula="of:=LEN([.B32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C1=CC=C(C)C(OCN2CC(C=CC=C3)=C3C2C=O)=C1</text:p>
          </table:table-cell>
          <table:table-cell/>
          <table:table-cell table:formula="of:=LEN([.B33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=C(NC[C@@H](C(OC(C)(C)C)=O)NS(C1=C(C=C(C=C1C)C)C)(=O)=O)[C@H]2[C@@H](CN(C(CC3CCN(C(OC(C)(C)C)=O)CC3)=O)C2)C(O)=O</text:p>
          </table:table-cell>
          <table:table-cell/>
          <table:table-cell table:formula="of:=LEN([.B34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=C(NC[C@@H](C(OC(C)(C)C)=O)NS(CCCC)(=O)=O)[C@H]1[C@@H](CN(C(CCCCCNC(OC(C)(C)C)=O)=O)C1)C(O)=O</text:p>
          </table:table-cell>
          <table:table-cell/>
          <table:table-cell table:formula="of:=LEN([.B35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=C(NC[C@@H](C(OC(C)(C)C)=O)NS(C1=C(C=CC=C2N(C)C)C2=CC=C1)(=O)=O)[C@H]3[C@@H](CN(C(CC4CCN(C(OC(C)(C)C)=O)CC4)=O)C3)C(O)=O</text:p>
          </table:table-cell>
          <table:table-cell/>
          <table:table-cell table:formula="of:=LEN([.B36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=C([C@H]1[C@H](C(NC)=O)CN(C(CCCCCNC(OC(C)(C)C)=O)=O)C1)NC[C@@H](C(OC(C)(C)C)=O)NS(=O)(C2=C(SC(Cl)=C2)Cl)=O</text:p>
          </table:table-cell>
          <table:table-cell/>
          <table:table-cell table:formula="of:=LEN([.B37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=C(NC[C@H](NS(=O)(C1=C(Cl)SC(Cl)=C1)=O)C(OC(C)(C)C)=O)[C@H]2[C@H](C(NC)=O)CN(C(CCCNC(OC(C)(C)C)=O)=O)C2</text:p>
          </table:table-cell>
          <table:table-cell/>
          <table:table-cell table:formula="of:=LEN([.B38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=C(NC[C@@H](NS(=O)(CCC1=C2C(C=CC=C2)=CC=C1)=O)C(OC(C)(C)C)=O)[C@H]3[C@@H](CN(C3)C(CCC4CCN(C(OC(C)(C)C)=O)CC4)=O)C(NC)=O</text:p>
          </table:table-cell>
          <table:table-cell/>
          <table:table-cell table:formula="of:=LEN([.B39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=C(NCCC(OC(C)(C)C)=O)[C@H]1[C@@H](CN(C1)C(CCC2CCN(C(OC(C)(C)C)=O)CC2)=O)C(NC)=O</text:p>
          </table:table-cell>
          <table:table-cell/>
          <table:table-cell table:formula="of:=LEN([.B40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=C(NC[C@@H](NS(=O)(CCC1=C2C(C=CC=C2)=CC=C1)=O)C(OC(C)(C)C)=O)[C@H]3[C@@H](CN(C3)C(CCCCCC(OC(C)(C)C)=O)=O)C(NC)=O</text:p>
          </table:table-cell>
          <table:table-cell/>
          <table:table-cell table:formula="of:=LEN([.B41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C1=CC=C(CNC(C2=NN3C(C(F)(F)F)=CC(C4=CC=CS4)=NC3=C2)=O)C=C1</text:p>
          </table:table-cell>
          <table:table-cell/>
          <table:table-cell table:formula="of:=LEN([.B42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=C(C1=NN2C(C(F)(F)F)=CC(C3=CC=CS3)=NC2=C1)NCC4=CC=CS4</text:p>
          </table:table-cell>
          <table:table-cell/>
          <table:table-cell table:formula="of:=LEN([.B43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CCCCCCCCCCCCC(O)=O</text:p>
          </table:table-cell>
          <table:table-cell/>
          <table:table-cell table:formula="of:=LEN([.B4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CCCCCCCCCCCCCCCCC(O)=O</text:p>
          </table:table-cell>
          <table:table-cell/>
          <table:table-cell table:formula="of:=LEN([.B4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CCCC\C=C/C\C=C/C\C=C/CCCCC(O)=O</text:p>
          </table:table-cell>
          <table:table-cell/>
          <table:table-cell table:formula="of:=LEN([.B46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CCCC\C=C/C\C=C/CCCCCCCC(O)=O</text:p>
          </table:table-cell>
          <table:table-cell/>
          <table:table-cell table:formula="of:=LEN([.B47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C\C=C/C\C=C/C\C=C/CCCCCCCC(O)=O</text:p>
          </table:table-cell>
          <table:table-cell/>
          <table:table-cell table:formula="of:=LEN([.B48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CCCC\C=C/C\C=C/C\C=C/C\C=C/CCCC(O)=O</text:p>
          </table:table-cell>
          <table:table-cell/>
          <table:table-cell table:formula="of:=LEN([.B4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CCCCC\C=C/CCCCCCCC(O)=O</text:p>
          </table:table-cell>
          <table:table-cell/>
          <table:table-cell table:formula="of:=LEN([.B5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CCCCCCC\C=C\CCCCCCCC(O)=O</text:p>
          </table:table-cell>
          <table:table-cell/>
          <table:table-cell table:formula="of:=LEN([.B51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C\C=C/C\C=C/C\C=C/C\C=C/C\C=C/C\C=C/CCC(O)=O</text:p>
          </table:table-cell>
          <table:table-cell/>
          <table:table-cell table:formula="of:=LEN([.B52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CCCC\C=C/C=C/CCCCCCCCC(O)=O</text:p>
          </table:table-cell>
          <table:table-cell/>
          <table:table-cell table:formula="of:=LEN([.B5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=C(C(C(O)=C(NCCCN(C)C)C=C1O)=C1C2=O)C3=C2C=CC=C3</text:p>
          </table:table-cell>
          <table:table-cell/>
          <table:table-cell table:formula="of:=LEN([.B54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/C(C)=N\N=C1C2=C(N=CN2)NC=N\1</text:p>
          </table:table-cell>
          <table:table-cell/>
          <table:table-cell table:formula="of:=LEN([.B55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[C@@]35[C@@H]2[C@@H]([C@H]1[C@@](C)([C@@](C)(O)CC1)CC2)CC[C@H]3CC4=NC(=NC=C4C5)C6=CC=CC=C6</text:p>
          </table:table-cell>
          <table:table-cell/>
          <table:table-cell table:formula="of:=LEN([.B56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C1=C3C(=NC(=C1)N2CCCCC2)C=CC(=C3)CC4=CC6=C(C=C4)N=C(N5CCCCC5)C=C6C</text:p>
          </table:table-cell>
          <table:table-cell/>
          <table:table-cell table:formula="of:=LEN([.B57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2(=C(C1=CC=C(O1)[S](=O)(=O)O)N=NC(=N2)C3=NC=CC=C3)C4=CC=C([S](=O)(=O)O)O4.[NaH]</text:p>
          </table:table-cell>
          <table:table-cell/>
          <table:table-cell table:formula="of:=LEN([.B5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[C@]23[C@@H]1[C@]([C@@H]([C@](C(C)C)(Cl)CC1)Cl)(Cl)[C@@H](Cl)C[C@H]2[C@@](C(=O)O)(C)CCC3</text:p>
          </table:table-cell>
          <table:table-cell/>
          <table:table-cell table:formula="of:=LEN([.B59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(C[P](=O)(O)O)[P](=O)(O)O</text:p>
          </table:table-cell>
          <table:table-cell/>
          <table:table-cell table:formula="of:=LEN([.B6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(=C(/C(=O)O)CC(=O)O)/C(=O)O</text:p>
          </table:table-cell>
          <table:table-cell/>
          <table:table-cell table:formula="of:=LEN([.B61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[C@]12[C@@H](C[C@H](CC1)O)CC[C@H]3[C@@H]4[C@@](CC[C@@H]23)([C@H]([C@H](CCC(=O)O)C)CC4)C</text:p>
          </table:table-cell>
          <table:table-cell/>
          <table:table-cell table:formula="of:=LEN([.B62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=C(C(=O)C1=C2C(=C(O)C(=C1)C(=O)O)C=CC=C2)C3=C4C(=C(O)C(=C3)C(=O)O)C=CC=C4</text:p>
          </table:table-cell>
          <table:table-cell/>
          <table:table-cell table:formula="of:=LEN([.B63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(=C2C(=CC(=C1O)C(=O)O)C=CC=C2)CC3=C(O)C(=CC4=CC=CC=C34)C(=O)O</text:p>
          </table:table-cell>
          <table:table-cell/>
          <table:table-cell table:formula="of:=LEN([.B6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C(=O)C1=C2C(=C(C(=O)O)C=C1)C(=CC=C2C(=O)O)C(=O)O</text:p>
          </table:table-cell>
          <table:table-cell/>
          <table:table-cell table:formula="of:=LEN([.B65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[C@@]34[C@H]([C@@H]2[C@H]([C@]1(C)C(=CC(=O)CC1)CC2)[C@H](C3)O)CC[C@H]4C5=CSC(=N5)C6=CC=CC=C6</text:p>
          </table:table-cell>
          <table:table-cell/>
          <table:table-cell table:formula="of:=LEN([.B66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1(/C=C(C(C2=C1C=CC=C2)=O)C(=O)O)=C(/C4=C3C=CC=CC3=C(O)C(=C4)C(=O)O)C5=CC=CC=C5.[NaH]</text:p>
          </table:table-cell>
          <table:table-cell/>
          <table:table-cell table:formula="of:=LEN([.B67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=C(NC1=C3C(=CC=C1)C(=O)C2=CC=CC=C2C3=O)C7=C5C4=C(C(C6=C(C4=NC=N5)C=CC=C6)=O)C=C7</text:p>
          </table:table-cell>
          <table:table-cell/>
          <table:table-cell table:formula="of:=LEN([.B68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=[N+]([O-])C1=CC=C(NC2=CC=C(C(OC3=CC=CC=C3)=O)C=C2)C4=NON=C14</text:p>
          </table:table-cell>
          <table:table-cell/>
          <table:table-cell table:formula="of:=LEN([.B69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C(C(C=C1)=CC=C1C2=CC=C(C3=CC(C4=CC=CO4)=NC(C5=CC=CC=C5)=C3)C=C2)=O</text:p>
          </table:table-cell>
          <table:table-cell/>
          <table:table-cell table:formula="of:=LEN([.B70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=C(C1=CC=C(C2=CC(C3=CC=CO3)=NC(C4=CC=C(C=C4)OC)=C2)O1)N</text:p>
          </table:table-cell>
          <table:table-cell/>
          <table:table-cell table:formula="of:=LEN([.B71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=C(N)C(C=C1)=CC=C1C2=CC(C3=CC=CO3)=NC(C4=CC=C([N+]([O-])=O)C=C4)=C2</text:p>
          </table:table-cell>
          <table:table-cell/>
          <table:table-cell table:formula="of:=LEN([.B72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=C(C1=CC=C(O1)C2=CC(C3=CC=CO3)=NC(C4=CC=C(C=C4)[N+]([O-])=O)=C2)N</text:p>
          </table:table-cell>
          <table:table-cell/>
          <table:table-cell table:formula="of:=LEN([.B73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C1=CC2=NC3=CC=CC=C3N=C2C4=CC=CC=C41</text:p>
          </table:table-cell>
          <table:table-cell/>
          <table:table-cell table:formula="of:=LEN([.B74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C1=CC2=NC3=NC=CC=C3N=C2C4=CC=CC=C41</text:p>
          </table:table-cell>
          <table:table-cell/>
          <table:table-cell table:formula="of:=LEN([.B75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C1=CC2=NC3=CC(Cl)=CC=C3N=C2C4=CC=CC=C41</text:p>
          </table:table-cell>
          <table:table-cell/>
          <table:table-cell table:formula="of:=LEN([.B76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C1=CC=CC(C1=N2)=NC3=C2C4=C(C=CC=C4)C5=C3C=CC=C5</text:p>
          </table:table-cell>
          <table:table-cell/>
          <table:table-cell table:formula="of:=LEN([.B7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C1=C(C2=CC=C(Cl)C=C2)C3=C(C4=C1C=CC=C4)N=C(C=CC=C5)C5=N3</text:p>
          </table:table-cell>
          <table:table-cell/>
          <table:table-cell table:formula="of:=LEN([.B78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C1=C(C2=CC=CC=C2)C3=C(C4=C1C=CC=C4)N=C(C=CC=C5)C5=N3</text:p>
          </table:table-cell>
          <table:table-cell/>
          <table:table-cell table:formula="of:=LEN([.B79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C1=NC(N)=CC=C1/N=N/C2=CC3=NC4=CC=C(OCC)C=C4C(N)=C3C=C2</text:p>
          </table:table-cell>
          <table:table-cell/>
          <table:table-cell table:formula="of:=LEN([.B80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CCCN(C1=CC=CC=C1)C2=C(C=NN3C)C3=NC=N2</text:p>
          </table:table-cell>
          <table:table-cell/>
          <table:table-cell table:formula="of:=LEN([.B81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(/C=C/C(NC1=CC=CC2=C1C3=CC=CC=C3C2=O)=O)=O</text:p>
          </table:table-cell>
          <table:table-cell/>
          <table:table-cell table:formula="of:=LEN([.B82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C1=C(C2=CC(C(F)(F)F)=CC(C(F)(F)F)=C2)C(OCC3=CC=C(Cl)C=C3)=CC=C1C4=CC(C(F)(F)F)=NN4C</text:p>
          </table:table-cell>
          <table:table-cell/>
          <table:table-cell table:formula="of:=LEN([.B83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C1=C(C2=CC(C(F)(F)F)=NN2C)C=CC(OCC3=CC=C(Cl)C=C3)=C1C4=CC=C(Cl)C(C(F)(F)F)=C4</text:p>
          </table:table-cell>
          <table:table-cell/>
          <table:table-cell table:formula="of:=LEN([.B84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=C(C1=CC=C(C2=C(NC3=CC=C([N+]([O-])=O)C4=NON=C43)C=CC=C2)C=C1)O</text:p>
          </table:table-cell>
          <table:table-cell/>
          <table:table-cell table:formula="of:=LEN([.B85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C(C1=CC=C(NC2=CC=C([N+]([O-])=O)C3=NON=C23)C=C1)=O</text:p>
          </table:table-cell>
          <table:table-cell/>
          <table:table-cell table:formula="of:=LEN([.B86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=C(OCC1=CC=CC=C1)C2=CC=C(NC3=CC=C([N+]([O-])=O)C4=NON=C34)C=C2</text:p>
          </table:table-cell>
          <table:table-cell/>
          <table:table-cell table:formula="of:=LEN([.B8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=C(OCC)C1=CC=C(NC2=CC=C([N+]([O-])=O)C3=NON=C23)C=C1</text:p>
          </table:table-cell>
          <table:table-cell/>
          <table:table-cell table:formula="of:=LEN([.B88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=C(OCOC(C)=O)C1=CC=C(NC2=CC=C([N+]([O-])=O)C3=NON=C23)C=C1</text:p>
          </table:table-cell>
          <table:table-cell/>
          <table:table-cell table:formula="of:=LEN([.B89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=C(OCC(F)(F)F)C1=CC=C(NC2=CC=C([N+]([O-])=O)C3=NON=C23)C=C1</text:p>
          </table:table-cell>
          <table:table-cell/>
          <table:table-cell table:formula="of:=LEN([.B90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=C(OC1=CC=CC=C1)C2=CC=C(NC3=CC=C([N+]([O-])=O)C4=NON=C34)C=C2</text:p>
          </table:table-cell>
          <table:table-cell/>
          <table:table-cell table:formula="of:=LEN([.B91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COC1=CC=C(OC2=CC=CC=C2NC(C3=CC=C(CNC(C=C)=O)C=C3)=O)C=C1</text:p>
          </table:table-cell>
          <table:table-cell/>
          <table:table-cell table:formula="of:=LEN([.B92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#CCCN1C2=CC=CC=C2N=C1COC3=C(Cl)C=C(Cl)C=C3</text:p>
          </table:table-cell>
          <table:table-cell/>
          <table:table-cell table:formula="of:=LEN([.B9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CC(NC1=CC=CC(NC(NC(C2=CC(Cl)=C(OC)C=C2)=O)=S)=C1)=O</text:p>
          </table:table-cell>
          <table:table-cell/>
          <table:table-cell table:formula="of:=LEN([.B94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CC(NC1=CC=CC(NC(NC(C2=CC=C(C)C=C2)=O)=S)=C1)=O</text:p>
          </table:table-cell>
          <table:table-cell/>
          <table:table-cell table:formula="of:=LEN([.B95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=C(OCC1=CC=CC=C1)NC(C(Cl)(Cl)Cl)NS(NC2=CC=C(I)C=C2)=O</text:p>
          </table:table-cell>
          <table:table-cell/>
          <table:table-cell table:formula="of:=LEN([.B96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=C(C1=CC=CC=C1C)NC(C(Cl)(Cl)Cl)NS(NC2=C(Cl)C(Cl)=CC(Cl)=C2)=O</text:p>
          </table:table-cell>
          <table:table-cell/>
          <table:table-cell table:formula="of:=LEN([.B97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=C(O)[C@@H](NC(OCC1C(C=CC=C2)=C2C3=CC=CC=C31)=O)CC(NC(C4=CC=CC=C4)(C5=CC=CC=C5)C6=CC=CC=C6)=O</text:p>
          </table:table-cell>
          <table:table-cell/>
          <table:table-cell table:formula="of:=LEN([.B98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C1CCCC(C)C1C(CN2C=C(C(C(F)(F)F)=O)C3=CC(Br)=CC=C32)=O</text:p>
          </table:table-cell>
          <table:table-cell/>
          <table:table-cell table:formula="of:=LEN([.B99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=C(OC)C1=CC=C(NC2=CC=C(C3=NON=C32)[N+]([O-])=O)C(C4=CC=C(C)C=C4)=C1</text:p>
          </table:table-cell>
          <table:table-cell/>
          <table:table-cell table:formula="of:=LEN([.B100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[O-][N+](C(C=CC(C(NC1=CC=C(C([O-])=O)C=C1CCC(C)C)=O)=C2)=C2OCC3=CC=CC4=CC=CC=C43)=O</text:p>
          </table:table-cell>
          <table:table-cell/>
          <table:table-cell table:formula="of:=LEN([.B101])" office:value-type="float" office:value="83" calcext:value-type="float">
            <text:p>83</text:p>
          </table:table-cell>
        </table:table-row>
      </table:table>
      <table:named-expressions/>
      <table:database-ranges>
        <table:database-range table:name="__Anonymous_Sheet_DB__0" table:target-range-address="100smMYCis.A1:100smMYCis.D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5T19:44:02.402546107</dc:date>
    <meta:editing-duration>PT1M16S</meta:editing-duration>
    <meta:editing-cycles>2</meta:editing-cycles>
    <meta:generator>LibreOffice/5.1.6.2$Linux_X86_64 LibreOffice_project/10m0$Build-2</meta:generator>
    <meta:document-statistic meta:table-count="1" meta:cell-count="303" meta:object-count="0"/>
  </office:meta>
</office:document-meta>
</file>